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table:number-columns-spanned="1" table:number-rows-spanned="2">
            <text:p>Data ke</text:p>
          </table:table-cell>
          <table:table-cell office:value-type="string" table:number-columns-spanned="1" table:number-rows-spanned="2">
            <text:p>aPos</text:p>
          </table:table-cell>
          <table:table-cell office:value-type="string" table:number-columns-spanned="1" table:number-rows-spanned="2">
            <text:p>aNeg</text:p>
          </table:table-cell>
          <table:table-cell office:value-type="string" table:number-columns-spanned="1" table:number-rows-spanned="2">
            <text:p>vPos</text:p>
          </table:table-cell>
          <table:table-cell office:value-type="string" table:number-columns-spanned="1" table:number-rows-spanned="2">
            <text:p>vNeg</text:p>
          </table:table-cell>
          <table:table-cell office:value-type="string" table:number-columns-spanned="2" table:number-rows-spanned="1">
            <text:p>MUX I2</text:p>
          </table:table-cell>
          <table:covered-table-cell/>
          <table:table-cell office:value-type="string" table:number-columns-spanned="2" table:number-rows-spanned="1">
            <text:p>MUX I1</text:p>
          </table:table-cell>
          <table:covered-table-cell/>
          <table:table-cell office:value-type="string" table:number-columns-spanned="2" table:number-rows-spanned="1">
            <text:p>MUX V2</text:p>
          </table:table-cell>
          <table:covered-table-cell/>
          <table:table-cell office:value-type="string" table:number-columns-spanned="2" table:number-rows-spanned="1">
            <text:p>MUX V1</text:p>
          </table:table-cell>
          <table:covered-table-cell/>
          <table:table-cell table:number-columns-repeated="2"/>
        </table:table-row>
        <table:table-row table:style-name="ro1">
          <table:covered-table-cell table:number-columns-repeated="5"/>
          <table:table-cell office:value-type="string">
            <text:p>Bit</text:p>
          </table:table-cell>
          <table:table-cell office:value-type="string">
            <text:p>Channel</text:p>
          </table:table-cell>
          <table:table-cell office:value-type="string">
            <text:p>Bit</text:p>
          </table:table-cell>
          <table:table-cell office:value-type="string">
            <text:p>Channel</text:p>
          </table:table-cell>
          <table:table-cell office:value-type="string">
            <text:p>Bit</text:p>
          </table:table-cell>
          <table:table-cell office:value-type="string">
            <text:p>Channel</text:p>
          </table:table-cell>
          <table:table-cell office:value-type="string">
            <text:p>Bit</text:p>
          </table:table-cell>
          <table:table-cell office:value-type="string">
            <text:p>Channel</text:p>
          </table:table-cell>
          <table:table-cell office:value-type="string">
            <text:p>Pengukuran teg kaki ke</text:p>
          </table:table-cell>
          <table:table-cell office:value-type="string">
            <text:p>volt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1-0-0-0</text:p>
          </table:table-cell>
          <table:table-cell/>
          <table:table-cell office:value-type="string">
            <text:p>0-1-0-0</text:p>
          </table:table-cell>
          <table:table-cell/>
          <table:table-cell office:value-type="string">
            <text:p>0-0-1-0</text:p>
          </table:table-cell>
          <table:table-cell/>
          <table:table-cell office:value-type="string">
            <text:p>1-1-0-0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ID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9/05/2018</text:date>, <text:time>17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09-05T17:40:54.69</meta:creation-date>
    <dc:date>2018-09-05T17:52:38.69</dc:date>
    <meta:editing-duration>PT11M47S</meta:editing-duration>
    <meta:editing-cycles>1</meta:editing-cycles>
    <meta:document-statistic meta:table-count="3" meta:cell-count="27" meta:object-count="0"/>
    <meta:generator>OpenOffice.org/3.3$Win32 OpenOffice.org_project/330m20$Build-9567</meta:generator>
  </office:meta>
</office:document-meta>
</file>